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stActivityVersionReport.init( DavResource resource , ReportInfo 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testActivityVersionReport.getLatestVersionHref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atestActivityVersionReport.isMultiStatus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stActivityVersion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stActivityVersionReport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